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officeooo:rsid="00178361" officeooo:paragraph-rsid="00178361" style:font-size-asian="10pt" style:font-size-complex="10pt"/>
    </style:style>
    <style:style style:name="P2" style:family="paragraph" style:parent-style-name="Hanging_20_indent">
      <style:text-properties fo:font-size="10pt" officeooo:rsid="00178361" officeooo:paragraph-rsid="00178361" style:font-size-asian="8.75pt" style:font-size-complex="10pt"/>
    </style:style>
    <style:style style:name="P3" style:family="paragraph" style:parent-style-name="Hanging_20_indent">
      <style:text-properties officeooo:paragraph-rsid="00178361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78361" officeooo:paragraph-rsid="0017836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78361" officeooo:paragraph-rsid="0017836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78361" officeooo:paragraph-rsid="00178361" style:font-size-asian="8.75pt" style:font-weight-asian="bold" style:font-size-complex="10pt" style:font-weight-complex="bold"/>
    </style:style>
    <style:style style:name="T1" style:family="text">
      <style:text-properties fo:font-size="10pt" officeooo:rsid="00178361" style:font-size-asian="10pt" style:font-size-complex="10pt"/>
    </style:style>
    <style:style style:name="T2" style:family="text"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 TO JAVA</text:p>
      <text:p text:style-name="P5">LECTURE 2 : GETTING STARTED WITH JAVA</text:p>
      <text:p text:style-name="P5"/>
      <text:p text:style-name="P7">(Size of long)</text:p>
      <text:p text:style-name="P8">1. Primitive data type 'long' is having size _______ byte(s) in Java Programming.</text:p>
      <text:p text:style-name="P7"/>
      <text:p text:style-name="P7">(Datatype)</text:p>
      <text:p text:style-name="P8">2. Which of the following data type stores longest decimal number ?</text:p>
      <text:p text:style-name="P1">a) long<text:tab/><text:tab/><text:tab/><text:tab/><text:tab/><text:tab/>b) float</text:p>
      <text:p text:style-name="P1">c) double<text:tab/><text:tab/><text:tab/><text:tab/><text:tab/><text:tab/>d) short</text:p>
      <text:p text:style-name="P6"/>
      <text:p text:style-name="P7">(Boolean Variable)</text:p>
      <text:p text:style-name="P8">3. Which of these values can be assigned to a boolean variable in Java?</text:p>
      <text:p text:style-name="P1">a) 0 or 1<text:tab/><text:tab/><text:tab/><text:tab/><text:tab/><text:tab/>b) Any integer value.</text:p>
      <text:p text:style-name="P1">c) true or false<text:tab/><text:tab/><text:tab/><text:tab/><text:tab/>d) Both options a and c</text:p>
      <text:p text:style-name="P6"/>
      <text:p text:style-name="P7">(Valid Variable Name)</text:p>
      <text:p text:style-name="P8">4. Which of these is a valid variable name ?</text:p>
      <text:p text:style-name="P1">a) 1var<text:tab/><text:tab/><text:tab/><text:tab/><text:tab/><text:tab/>b) var1</text:p>
      <text:p text:style-name="P3"><text:span text:style-name="T1">c) var@1<text:tab/><text:tab/><text:tab/><text:tab/><text:tab/><text:tab/>d) 2_var</text:span></text:p>
      <text:p text:style-name="P6"/>
      <text:p text:style-name="P7">(Uninitialized Local Variable)</text:p>
      <text:p text:style-name="P8">5. Compiler never assigns a default value to an uninitialized local variable in Java Programming. Whether this statement is true or false ?</text:p>
      <text:p text:style-name="P2">a) True<text:tab/><text:tab/><text:tab/><text:tab/><text:tab/><text:tab/>b) False</text:p>
      <text:p text:style-name="P6"/>
      <text:p text:style-name="P6">(<text:span text:style-name="T2">Predict the output)</text:span></text:p>
      <text:p text:style-name="P8">6. What is the output of the following code if the input is : 5 10 ?</text:p>
      <text:p text:style-name="P9">Scanner s = new Scanner(System.in);</text:p>
      <text:p text:style-name="P9">int a = s.nextInt();</text:p>
      <text:p text:style-name="P9">int b = s.nextInt();</text:p>
      <text:p text:style-name="P9">System.out.println(a+b);</text:p>
      <text:p text:style-name="P2">a) 5<text:tab/><text:tab/><text:tab/><text:tab/><text:tab/><text:tab/>b) 10</text:p>
      <text:p text:style-name="P2">c) 15<text:tab/><text:tab/><text:tab/><text:tab/><text:tab/><text:tab/>d) Error</text:p>
      <text:p text:style-name="P6"/>
      <text:p text:style-name="P7">(Predict The String output)</text:p>
      <text:p text:style-name="P8">7. What is the output of the following code if the input string is "Coding Ninjas"?</text:p>
      <text:p text:style-name="P9">Scanner s = new Scanner(System.in);</text:p>
      <text:p text:style-name="P9">String str;</text:p>
      <text:p text:style-name="P9">str = s.next();</text:p>
      <text:p text:style-name="P9">System.out.print(str);</text:p>
      <text:p text:style-name="P2">a) Coding Ninjas<text:tab/><text:tab/><text:tab/><text:tab/><text:tab/>b) Coding</text:p>
      <text:p text:style-name="P2">c) Ninjas<text:tab/><text:tab/><text:tab/><text:tab/><text:tab/><text:tab/>d) The above code fragment does not compile</text:p>
      <text:p text:style-name="P6"/>
      <text:p text:style-name="P7">(Multiple inputs)</text:p>
      <text:p text:style-name="P8">8. What is the output of the following code if input is : </text:p>
      <text:p text:style-name="P9"><text:soft-page-break/>10 abc def</text:p>
      <text:p text:style-name="P9"/>
      <text:p text:style-name="P9">Scanner s = new Scanner(System.in);</text:p>
      <text:p text:style-name="P9">int a = s.nextInt();</text:p>
      <text:p text:style-name="P9">String str = s.next();</text:p>
      <text:p text:style-name="P9">System.out.print(a);</text:p>
      <text:p text:style-name="P9">System.out.println(str);</text:p>
      <text:p text:style-name="P2">a) 10 abc def<text:tab/><text:tab/><text:tab/><text:tab/><text:tab/>b) 10abc</text:p>
      <text:p text:style-name="P2">c) 10abcdef<text:tab/><text:tab/><text:tab/><text:tab/><text:tab/><text:tab/>d) 10 abc</text:p>
      <text:p text:style-name="P6"/>
      <text:p text:style-name="P7">(Integer and String)</text:p>
      <text:p text:style-name="P8">9. What is the output of the following code if input is : abc def 10</text:p>
      <text:p text:style-name="P9">Scanner s = new Scanner(System.in);</text:p>
      <text:p text:style-name="P9">String str = s.next();</text:p>
      <text:p text:style-name="P9">int a = s.nextInt();</text:p>
      <text:p text:style-name="P9">System.out.print(str + " " + a);</text:p>
      <text:p text:style-name="P2">a) abc def 10<text:tab/><text:tab/><text:tab/><text:tab/><text:tab/>b) abc 10</text:p>
      <text:p text:style-name="P2">c) InputMismatchException<text:tab/><text:tab/><text:tab/><text:tab/>d) abc InputMismatchException</text:p>
      <text:p text:style-name="P6"/>
      <text:p text:style-name="P7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2:43:01.725320865</meta:creation-date>
    <dc:title>Coding Ninjas A4 Sheet</dc:title>
    <meta:editing-duration>PT4M2S</meta:editing-duration>
    <meta:editing-cycles>7</meta:editing-cycles>
    <meta:generator>LibreOffice/7.3.7.2$Linux_X86_64 LibreOffice_project/30$Build-2</meta:generator>
    <dc:date>2023-01-06T09:02:18.459864009</dc:date>
    <meta:document-statistic meta:table-count="0" meta:image-count="0" meta:object-count="0" meta:page-count="2" meta:paragraph-count="54" meta:word-count="315" meta:character-count="1791" meta:non-whitespace-character-count="1460"/>
    <meta:template xlink:type="simple" xlink:actuate="onRequest" xlink:title="Coding Ninjas A4 Sheet" xlink:href="../../../../../../../../Templates/Coding%20Ninjas%20A4%20Sheet.ott" meta:date="2023-01-02T12:43:00.169805087"/>
  </office:meta>
</office:document-meta>
</file>